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Coquelicot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A User-Friendly Library of Real Analysis for Coq</text:p>
            <text:p>Rich Fo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structive Mathematics</text:p>
          </draw:text-box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1T13:11:45.368404350</meta:creation-date>
    <dc:date>2019-11-04T06:08:25.757981391</dc:date>
    <meta:editing-duration>P2DT16H46M30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